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pecial Elite" svg:font-family="'Special Elite'" style:font-pitch="variable"/>
  </office:font-face-decls>
  <office:automatic-styles>
    <style:style style:name="Tabulka1" style:family="table">
      <style:table-properties style:width="17cm" table:align="margins"/>
    </style:style>
    <style:style style:name="Tabulka1.A" style:family="table-column">
      <style:table-column-properties style:column-width="8.5cm" style:rel-column-width="32767*"/>
    </style:style>
    <style:style style:name="Tabulka1.B" style:family="table-column">
      <style:table-column-properties style:column-width="8.5cm" style:rel-column-width="32768*"/>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Tabulka6" style:family="table">
      <style:table-properties style:width="17cm" table:align="margins"/>
    </style:style>
    <style:style style:name="Tabulka6.A" style:family="table-column">
      <style:table-column-properties style:column-width="8.5cm" style:rel-column-width="32767*"/>
    </style:style>
    <style:style style:name="Tabulka6.A1" style:family="table-cell">
      <style:table-cell-properties fo:padding="0.097cm" fo:border-left="0.5pt solid #000000" fo:border-right="none" fo:border-top="0.5pt solid #000000" fo:border-bottom="0.5pt solid #000000"/>
    </style:style>
    <style:style style:name="Tabulka6.B1" style:family="table-cell">
      <style:table-cell-properties fo:padding="0.097cm" fo:border="0.5pt solid #000000"/>
    </style:style>
    <style:style style:name="Tabulka6.A2" style:family="table-cell">
      <style:table-cell-properties fo:padding="0.097cm" fo:border-left="0.5pt solid #000000" fo:border-right="none" fo:border-top="none" fo:border-bottom="0.5pt solid #000000"/>
    </style:style>
    <style:style style:name="Tabulka6.B2" style:family="table-cell">
      <style:table-cell-properties fo:padding="0.097cm" fo:border-left="0.5pt solid #000000" fo:border-right="0.5pt solid #000000" fo:border-top="none" fo:border-bottom="0.5pt solid #000000"/>
    </style:style>
    <style:style style:name="Tabulka7" style:family="table">
      <style:table-properties style:width="17cm" table:align="margins"/>
    </style:style>
    <style:style style:name="Tabulka7.A" style:family="table-column">
      <style:table-column-properties style:column-width="8.5cm" style:rel-column-width="4819*"/>
    </style:style>
    <style:style style:name="Tabulka7.A1" style:family="table-cell">
      <style:table-cell-properties fo:padding="0.097cm" fo:border-left="0.5pt solid #000000" fo:border-right="none" fo:border-top="0.5pt solid #000000" fo:border-bottom="0.5pt solid #000000"/>
    </style:style>
    <style:style style:name="Tabulka7.B1" style:family="table-cell">
      <style:table-cell-properties fo:padding="0.097cm" fo:border="0.5pt solid #000000"/>
    </style:style>
    <style:style style:name="Tabulka7.A2" style:family="table-cell">
      <style:table-cell-properties fo:padding="0.097cm" fo:border-left="0.5pt solid #000000" fo:border-right="none" fo:border-top="none" fo:border-bottom="0.5pt solid #000000"/>
    </style:style>
    <style:style style:name="Tabulka7.B2" style:family="table-cell">
      <style:table-cell-properties fo:padding="0.097cm" fo:border-left="0.5pt solid #000000" fo:border-right="0.5pt solid #000000" fo:border-top="none" fo:border-bottom="0.5pt solid #000000"/>
    </style:style>
    <style:style style:name="Tabulka8" style:family="table">
      <style:table-properties style:width="17cm" table:align="margins"/>
    </style:style>
    <style:style style:name="Tabulka8.A" style:family="table-column">
      <style:table-column-properties style:column-width="8.5cm" style:rel-column-width="4819*"/>
    </style:style>
    <style:style style:name="Tabulka8.A1" style:family="table-cell">
      <style:table-cell-properties fo:padding="0.097cm" fo:border-left="0.5pt solid #000000" fo:border-right="none" fo:border-top="0.5pt solid #000000" fo:border-bottom="0.5pt solid #000000"/>
    </style:style>
    <style:style style:name="Tabulka8.B1" style:family="table-cell">
      <style:table-cell-properties fo:padding="0.097cm" fo:border="0.5pt solid #000000"/>
    </style:style>
    <style:style style:name="Tabulka8.A2" style:family="table-cell">
      <style:table-cell-properties fo:padding="0.097cm" fo:border-left="0.5pt solid #000000" fo:border-right="none" fo:border-top="none" fo:border-bottom="0.5pt solid #000000"/>
    </style:style>
    <style:style style:name="Tabulka8.B2" style:family="table-cell">
      <style:table-cell-properties fo:padding="0.097cm" fo:border-left="0.5pt solid #000000" fo:border-right="0.5pt solid #000000" fo:border-top="none" fo:border-bottom="0.5pt solid #000000"/>
    </style:style>
    <style:style style:name="Tabulka9" style:family="table">
      <style:table-properties style:width="17cm" table:align="margins"/>
    </style:style>
    <style:style style:name="Tabulka9.A" style:family="table-column">
      <style:table-column-properties style:column-width="8.5cm" style:rel-column-width="4819*"/>
    </style:style>
    <style:style style:name="Tabulka9.A1" style:family="table-cell">
      <style:table-cell-properties fo:padding="0.097cm" fo:border-left="0.5pt solid #000000" fo:border-right="none" fo:border-top="0.5pt solid #000000" fo:border-bottom="0.5pt solid #000000"/>
    </style:style>
    <style:style style:name="Tabulka9.B1" style:family="table-cell">
      <style:table-cell-properties fo:padding="0.097cm" fo:border="0.5pt solid #000000"/>
    </style:style>
    <style:style style:name="Tabulka9.A2" style:family="table-cell">
      <style:table-cell-properties fo:padding="0.097cm" fo:border-left="0.5pt solid #000000" fo:border-right="none" fo:border-top="none" fo:border-bottom="0.5pt solid #000000"/>
    </style:style>
    <style:style style:name="Tabulka9.B2" style:family="table-cell">
      <style:table-cell-properties fo:padding="0.097cm" fo:border-left="0.5pt solid #000000" fo:border-right="0.5pt solid #000000" fo:border-top="none" fo:border-bottom="0.5pt solid #000000"/>
    </style:style>
    <style:style style:name="Tabulka3" style:family="table">
      <style:table-properties style:width="17cm" table:align="margins"/>
    </style:style>
    <style:style style:name="Tabulka3.A" style:family="table-column">
      <style:table-column-properties style:column-width="8.5cm" style:rel-column-width="32767*"/>
    </style:style>
    <style:style style:name="Tabulka3.A1" style:family="table-cell">
      <style:table-cell-properties fo:padding="0.097cm" fo:border-left="0.5pt solid #000000" fo:border-right="none" fo:border-top="0.5pt solid #000000" fo:border-bottom="0.5pt solid #000000"/>
    </style:style>
    <style:style style:name="Tabulka3.B1" style:family="table-cell">
      <style:table-cell-properties fo:padding="0.097cm" fo:border="0.5pt solid #000000"/>
    </style:style>
    <style:style style:name="Tabulka3.A2" style:family="table-cell">
      <style:table-cell-properties fo:padding="0.097cm" fo:border-left="0.5pt solid #000000" fo:border-right="none" fo:border-top="none" fo:border-bottom="0.5pt solid #000000"/>
    </style:style>
    <style:style style:name="Tabulka3.B2" style:family="table-cell">
      <style:table-cell-properties fo:padding="0.097cm" fo:border-left="0.5pt solid #000000" fo:border-right="0.5pt solid #000000" fo:border-top="none" fo:border-bottom="0.5pt solid #000000"/>
    </style:style>
    <style:style style:name="Tabulka4" style:family="table">
      <style:table-properties style:width="17cm" table:align="margins"/>
    </style:style>
    <style:style style:name="Tabulka4.A" style:family="table-column">
      <style:table-column-properties style:column-width="8.5cm" style:rel-column-width="32767*"/>
    </style:style>
    <style:style style:name="Tabulka4.A1" style:family="table-cell">
      <style:table-cell-properties fo:padding="0.097cm" fo:border-left="0.5pt solid #000000" fo:border-right="none" fo:border-top="0.5pt solid #000000" fo:border-bottom="0.5pt solid #000000"/>
    </style:style>
    <style:style style:name="Tabulka4.B1" style:family="table-cell">
      <style:table-cell-properties fo:padding="0.097cm" fo:border="0.5pt solid #000000"/>
    </style:style>
    <style:style style:name="Tabulka4.A2" style:family="table-cell">
      <style:table-cell-properties fo:padding="0.097cm" fo:border-left="0.5pt solid #000000" fo:border-right="none" fo:border-top="none" fo:border-bottom="0.5pt solid #000000"/>
    </style:style>
    <style:style style:name="Tabulka4.B2" style:family="table-cell">
      <style:table-cell-properties fo:padding="0.097cm" fo:border-left="0.5pt solid #000000" fo:border-right="0.5pt solid #000000" fo:border-top="none" fo:border-bottom="0.5pt solid #000000"/>
    </style:style>
    <style:style style:name="Tabulka5" style:family="table">
      <style:table-properties style:width="17cm" table:align="margins"/>
    </style:style>
    <style:style style:name="Tabulka5.A" style:family="table-column">
      <style:table-column-properties style:column-width="8.5cm" style:rel-column-width="32767*"/>
    </style:style>
    <style:style style:name="Tabulka5.A1" style:family="table-cell">
      <style:table-cell-properties fo:padding="0.097cm" fo:border-left="0.5pt solid #000000" fo:border-right="none" fo:border-top="0.5pt solid #000000" fo:border-bottom="0.5pt solid #000000"/>
    </style:style>
    <style:style style:name="Tabulka5.B1" style:family="table-cell">
      <style:table-cell-properties fo:padding="0.097cm" fo:border="0.5pt solid #000000"/>
    </style:style>
    <style:style style:name="Tabulka5.A2" style:family="table-cell">
      <style:table-cell-properties fo:padding="0.097cm" fo:border-left="0.5pt solid #000000" fo:border-right="none" fo:border-top="none" fo:border-bottom="0.5pt solid #000000"/>
    </style:style>
    <style:style style:name="Tabulka5.B2" style:family="table-cell">
      <style:table-cell-properties fo:padding="0.097cm" fo:border-left="0.5pt solid #000000" fo:border-right="0.5pt solid #000000" fo:border-top="none" fo:border-bottom="0.5pt solid #000000"/>
    </style:style>
    <style:style style:name="Tabulka2" style:family="table">
      <style:table-properties style:width="17cm" table:align="margins"/>
    </style:style>
    <style:style style:name="Tabulka2.A" style:family="table-column">
      <style:table-column-properties style:column-width="5.667cm" style:rel-column-width="21845*"/>
    </style:style>
    <style:style style:name="Tabulka2.A1" style:family="table-cell">
      <style:table-cell-properties fo:padding="0.097cm" fo:border-left="0.5pt solid #000000" fo:border-right="none" fo:border-top="0.5pt solid #000000" fo:border-bottom="0.5pt solid #000000"/>
    </style:style>
    <style:style style:name="Tabulka2.C1" style:family="table-cell">
      <style:table-cell-properties fo:padding="0.097cm" fo:border="0.5pt solid #000000"/>
    </style:style>
    <style:style style:name="Tabulka2.A2" style:family="table-cell">
      <style:table-cell-properties fo:padding="0.097cm" fo:border-left="0.5pt solid #000000" fo:border-right="none" fo:border-top="none" fo:border-bottom="0.5pt solid #000000"/>
    </style:style>
    <style:style style:name="Tabulka2.C2" style:family="table-cell">
      <style:table-cell-properties fo:padding="0.097cm" fo:border-left="0.5pt solid #000000" fo:border-right="0.5pt solid #000000" fo:border-top="none" fo:border-bottom="0.5pt solid #000000"/>
    </style:style>
    <style:style style:name="Tabulka2.22" style:family="table-row">
      <style:table-row-properties style:min-row-height="1.296cm"/>
    </style:style>
    <style:style style:name="P1" style:family="paragraph" style:parent-style-name="Title">
      <style:text-properties style:font-name="Special Elite" fo:font-size="42pt" officeooo:rsid="0011c0ab" officeooo:paragraph-rsid="0011c0ab" style:font-size-asian="42pt" style:font-size-complex="42pt"/>
    </style:style>
    <style:style style:name="P2" style:family="paragraph" style:parent-style-name="Text_20_body">
      <style:text-properties style:font-name="Special Elite" fo:font-size="16pt" officeooo:rsid="0011c0ab" officeooo:paragraph-rsid="0011c0ab" style:font-size-asian="14pt" style:font-size-complex="16pt"/>
    </style:style>
    <style:style style:name="P3" style:family="paragraph" style:parent-style-name="Text_20_body">
      <style:text-properties style:font-name="Special Elite" fo:font-size="16pt" officeooo:rsid="00182c53" officeooo:paragraph-rsid="00182c53" style:font-size-asian="14pt" style:font-size-complex="16pt"/>
    </style:style>
    <style:style style:name="P4" style:family="paragraph" style:parent-style-name="Text_20_body">
      <style:text-properties style:font-name="Special Elite" fo:font-size="16pt" officeooo:rsid="00132e10" officeooo:paragraph-rsid="00132e10" style:font-size-asian="14pt" style:font-size-complex="16pt"/>
    </style:style>
    <style:style style:name="P5" style:family="paragraph" style:parent-style-name="Text_20_body">
      <style:text-properties officeooo:rsid="0011c0ab" officeooo:paragraph-rsid="0011c0ab"/>
    </style:style>
    <style:style style:name="P6" style:family="paragraph" style:parent-style-name="Heading_20_2">
      <style:text-properties officeooo:rsid="0011c0ab" officeooo:paragraph-rsid="0011c0ab"/>
    </style:style>
    <style:style style:name="P7" style:family="paragraph" style:parent-style-name="Text_20_body">
      <style:text-properties officeooo:rsid="00132e10" officeooo:paragraph-rsid="00132e10"/>
    </style:style>
    <style:style style:name="P8" style:family="paragraph" style:parent-style-name="Heading_20_2">
      <style:text-properties officeooo:rsid="00132e10" officeooo:paragraph-rsid="00132e10"/>
    </style:style>
    <style:style style:name="P9" style:family="paragraph" style:parent-style-name="Heading_20_1">
      <style:text-properties officeooo:rsid="00132e10" officeooo:paragraph-rsid="00132e10"/>
    </style:style>
    <style:style style:name="P10" style:family="paragraph" style:parent-style-name="Text_20_body">
      <style:text-properties officeooo:rsid="0013d2cc" officeooo:paragraph-rsid="0013d2cc"/>
    </style:style>
    <style:style style:name="P11" style:family="paragraph" style:parent-style-name="Text_20_body">
      <style:text-properties officeooo:rsid="0014fec5" officeooo:paragraph-rsid="0014fec5"/>
    </style:style>
    <style:style style:name="P12" style:family="paragraph" style:parent-style-name="Table_20_Contents">
      <style:text-properties style:font-name="Special Elite" fo:font-size="16pt" fo:font-weight="bold" officeooo:rsid="0014fec5" officeooo:paragraph-rsid="0014fec5" style:font-size-asian="14pt" style:font-weight-asian="bold" style:font-size-complex="16pt" style:font-weight-complex="bold"/>
    </style:style>
    <style:style style:name="P13" style:family="paragraph" style:parent-style-name="Table_20_Contents">
      <style:text-properties style:font-name="Special Elite" fo:font-size="16pt" officeooo:rsid="00182c53" officeooo:paragraph-rsid="00182c53" style:font-size-asian="14pt" style:font-size-complex="16pt"/>
    </style:style>
    <style:style style:name="P14" style:family="paragraph" style:parent-style-name="Table_20_Contents">
      <style:text-properties style:font-name="Special Elite" fo:font-size="16pt" officeooo:rsid="0014fec5" officeooo:paragraph-rsid="0014fec5" style:font-size-asian="14pt" style:font-size-complex="16pt"/>
    </style:style>
    <style:style style:name="P15" style:family="paragraph" style:parent-style-name="Text_20_body">
      <style:text-properties officeooo:rsid="0019cdca" officeooo:paragraph-rsid="0019cdca"/>
    </style:style>
    <style:style style:name="P16" style:family="paragraph" style:parent-style-name="Text_20_body">
      <style:text-properties officeooo:rsid="001ad834" officeooo:paragraph-rsid="001ad834"/>
    </style:style>
    <style:style style:name="P17" style:family="paragraph" style:parent-style-name="Text_20_body">
      <style:text-properties officeooo:rsid="0014fec5" officeooo:paragraph-rsid="001c2ec0"/>
    </style:style>
    <style:style style:name="P18" style:family="paragraph" style:parent-style-name="Table_20_Contents">
      <style:text-properties style:font-name="Special Elite" fo:font-size="16pt" fo:font-weight="bold" officeooo:rsid="001c2ec0" officeooo:paragraph-rsid="001c2ec0" style:font-size-asian="14pt" style:font-weight-asian="bold" style:font-size-complex="16pt" style:font-weight-complex="bold"/>
    </style:style>
    <style:style style:name="P19" style:family="paragraph" style:parent-style-name="Table_20_Contents">
      <style:text-properties style:font-name="Special Elite" fo:font-size="16pt" officeooo:rsid="001c2ec0" officeooo:paragraph-rsid="001c2ec0" style:font-size-asian="14pt" style:font-size-complex="16pt"/>
    </style:style>
    <style:style style:name="P20" style:family="paragraph" style:parent-style-name="Table_20_Contents">
      <style:text-properties style:font-name="Special Elite" fo:font-size="16pt" style:font-size-asian="14pt" style:font-size-complex="16pt"/>
    </style:style>
    <style:style style:name="P21" style:family="paragraph" style:parent-style-name="Text_20_body">
      <style:text-properties officeooo:rsid="001cf37f" officeooo:paragraph-rsid="001cf37f"/>
    </style:style>
    <style:style style:name="P22" style:family="paragraph" style:parent-style-name="Heading_20_2">
      <style:text-properties officeooo:rsid="001e935e" officeooo:paragraph-rsid="001e935e"/>
    </style:style>
    <style:style style:name="P23" style:family="paragraph" style:parent-style-name="Table_20_Contents">
      <style:text-properties style:font-name="Special Elite" fo:font-size="16pt" fo:font-weight="bold" officeooo:rsid="001e935e" officeooo:paragraph-rsid="001e935e" style:font-size-asian="14pt" style:font-weight-asian="bold" style:font-size-complex="16pt" style:font-weight-complex="bold"/>
    </style:style>
    <style:style style:name="P24" style:family="paragraph" style:parent-style-name="Table_20_Contents">
      <style:text-properties style:font-name="Special Elite" fo:font-size="16pt" officeooo:rsid="001e935e" officeooo:paragraph-rsid="001e935e" style:font-size-asian="14pt" style:font-size-complex="16pt"/>
    </style:style>
    <style:style style:name="P25" style:family="paragraph" style:parent-style-name="Heading_20_2">
      <style:text-properties officeooo:paragraph-rsid="001e935e"/>
    </style:style>
    <style:style style:name="P26" style:family="paragraph" style:parent-style-name="Table_20_Contents">
      <style:text-properties style:font-name="Special Elite" fo:font-size="16pt" officeooo:paragraph-rsid="001e935e" style:font-size-asian="14pt" style:font-size-complex="16pt"/>
    </style:style>
    <style:style style:name="P27" style:family="paragraph" style:parent-style-name="Standard">
      <style:text-properties officeooo:paragraph-rsid="001e935e"/>
    </style:style>
    <style:style style:name="P28" style:family="paragraph" style:parent-style-name="Text_20_body">
      <style:text-properties officeooo:rsid="00182c53" officeooo:paragraph-rsid="00182c53"/>
    </style:style>
    <style:style style:name="P29" style:family="paragraph" style:parent-style-name="Text_20_body">
      <style:text-properties officeooo:rsid="0014fec5" officeooo:paragraph-rsid="001ad834"/>
    </style:style>
    <style:style style:name="P30" style:family="paragraph" style:parent-style-name="Heading_20_2">
      <style:text-properties officeooo:rsid="0019b2e0" officeooo:paragraph-rsid="0019b2e0"/>
    </style:style>
    <style:style style:name="P31" style:family="paragraph" style:parent-style-name="Table_20_Contents">
      <style:text-properties style:font-name="Special Elite" fo:font-size="16pt" fo:font-weight="bold" officeooo:rsid="0019b2e0" officeooo:paragraph-rsid="0019b2e0" style:font-size-asian="14pt" style:font-weight-asian="bold" style:font-size-complex="16pt" style:font-weight-complex="bold"/>
    </style:style>
    <style:style style:name="P32" style:family="paragraph" style:parent-style-name="Table_20_Contents">
      <style:text-properties style:font-name="Special Elite" fo:font-size="16pt" fo:font-weight="bold" style:font-size-asian="14pt" style:font-weight-asian="bold" style:font-size-complex="16pt" style:font-weight-complex="bold"/>
    </style:style>
    <style:style style:name="P33" style:family="paragraph" style:parent-style-name="Table_20_Contents">
      <style:text-properties style:font-name="Special Elite" fo:font-size="16pt" officeooo:rsid="0019b2e0" officeooo:paragraph-rsid="0019b2e0" style:font-size-asian="14pt" style:font-size-complex="16pt"/>
    </style:style>
    <style:style style:name="P34" style:family="paragraph" style:parent-style-name="Heading_20_2">
      <style:text-properties officeooo:paragraph-rsid="0019b2e0"/>
    </style:style>
    <style:style style:name="P35" style:family="paragraph" style:parent-style-name="Table_20_Contents">
      <style:text-properties style:font-name="Special Elite" fo:font-size="16pt" fo:font-weight="bold" officeooo:paragraph-rsid="0019b2e0" style:font-size-asian="14pt" style:font-weight-asian="bold" style:font-size-complex="16pt" style:font-weight-complex="bold"/>
    </style:style>
    <style:style style:name="P36" style:family="paragraph" style:parent-style-name="Standard">
      <style:text-properties officeooo:paragraph-rsid="0019b2e0"/>
    </style:style>
    <style:style style:name="P37" style:family="paragraph" style:parent-style-name="Heading_20_1">
      <style:text-properties officeooo:rsid="00170f59" officeooo:paragraph-rsid="00170f59"/>
    </style:style>
    <style:style style:name="P38" style:family="paragraph" style:parent-style-name="Text_20_body">
      <style:text-properties officeooo:rsid="0019b2e0" officeooo:paragraph-rsid="0019b2e0"/>
    </style:style>
    <style:style style:name="P39" style:family="paragraph" style:parent-style-name="Text_20_body" style:list-style-name="L1">
      <style:text-properties officeooo:rsid="0014fec5" officeooo:paragraph-rsid="0014fec5"/>
    </style:style>
    <style:style style:name="P40" style:family="paragraph" style:parent-style-name="Heading_20_2">
      <style:text-properties officeooo:rsid="00170f59" officeooo:paragraph-rsid="00170f59"/>
    </style:style>
    <style:style style:name="P41" style:family="paragraph" style:parent-style-name="Text_20_body">
      <style:text-properties fo:font-weight="bold" officeooo:rsid="00170f59" officeooo:paragraph-rsid="00170f59" style:font-weight-asian="bold" style:font-weight-complex="bold"/>
    </style:style>
    <style:style style:name="P42" style:family="paragraph" style:parent-style-name="Text_20_body">
      <style:text-properties officeooo:paragraph-rsid="00170f59"/>
    </style:style>
    <style:style style:name="T1" style:family="text">
      <style:text-properties officeooo:rsid="0014fec5"/>
    </style:style>
    <style:style style:name="T2" style:family="text">
      <style:text-properties officeooo:rsid="0013d2cc"/>
    </style:style>
    <style:style style:name="T3" style:family="text">
      <style:text-properties officeooo:rsid="00218579"/>
    </style:style>
    <style:style style:name="T4" style:family="text">
      <style:text-properties officeooo:rsid="00228dcf"/>
    </style:style>
    <style:style style:name="T5" style:family="text">
      <style:text-properties officeooo:rsid="0025fe0d"/>
    </style:style>
    <style:style style:name="T6" style:family="text">
      <style:text-properties officeooo:rsid="001c2ec0"/>
    </style:style>
    <style:style style:name="T7" style:family="text">
      <style:text-properties officeooo:rsid="001e935e"/>
    </style:style>
    <style:style style:name="T8" style:family="text">
      <style:text-properties officeooo:rsid="0023d04e"/>
    </style:style>
    <style:style style:name="T9" style:family="text">
      <style:text-properties officeooo:rsid="0019b2e0"/>
    </style:style>
    <style:style style:name="T10" style:family="text">
      <style:text-properties officeooo:rsid="001ad83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mb manual</text:p>
      <text:p text:style-name="Text_20_body">Držíte v rukou manuál ke zneškodnění pumy, ke které má přístup druhá polovina Vaší hlídky. Držte se rad v něm a úspěch Vás jistě nemine.</text:p>
      <text:p text:style-name="P2">Na zneškodnění pumy máte 15 minut, které měří vedoucí stanoviště, kdykoliv se můžete zeptat na zbývající čas. Puma samotná čas nijak neměří a nejde na ní zjistit, že vybuchla.</text:p>
      <text:p text:style-name="P3">Puma obsahuje 4 moduly, které musíte postupně vyřešit. <text:span text:style-name="T1">Pokud Vám puma zobrazí text Defused, vyhráli jste a informujte vedoucího stanoviště, aby Vám přidělil body.</text:span></text:p>
      <text:h text:style-name="Heading_20_1" text:outline-level="1">Manipulace s pumou</text:h>
      <text:p text:style-name="P2">Puma se skládá ze tří hlavních částí spojených několika kabely. Kabely v žádném případě nerozpojujte. V případě rozpojení hrozí, že pumu už nezvládnete zneškodnit.</text:p>
      <text:p text:style-name="P4">Pokud se puma rozpadne, něco nefunguje, odpojíte kabel… obraťte se na vedoucího stanoviště.</text:p>
      <text:h text:style-name="Heading_20_2" text:outline-level="2">Powerbanka</text:h>
      <text:p text:style-name="P5">Slouží jako zdroj energie a je spojená s hlavním panelem USB kabelem, neodpojujte, jinak budete muset začít od znova.</text:p>
      <text:h text:style-name="P6" text:outline-level="2">Hlavní panel</text:h>
      <text:p text:style-name="P5">Obsahuje LCD displej, na kterém Vám bude puma zobrazovat údaje, pod kterým se nachází panel 6 tlačítek.</text:p>
      <text:p text:style-name="P7">Nikdy nemačkejte tlačítko RST (to nejvíc vpravo), resetuje pumu a budete muset začít znovu.</text:p>
      <text:p text:style-name="P7">Zbytek tlačítek mačkejte dle libosti, podle instrukcí obsažených dále v návodu.</text:p>
      <text:p text:style-name="P7">Tlačítka UP, DOWN, LEFT a RIGHT mohou být označována jednopísmenovými zkratkami U, D, L a R.</text:p>
      <text:p text:style-name="P7"><text:soft-page-break/>Z panelu vedou 4 kabely do <text:span text:style-name="T2">panelu efektorů</text:span>, s kabely nemanipulujte.</text:p>
      <text:h text:style-name="P8" text:outline-level="2">Panel efektorů</text:h>
      <text:p text:style-name="P7">Jde o panel obsahující vícebarevnou LED a bzučák. Pozorování zmíněných efektorů se Vám může hodit při řešení jednotlivých modulů. <text:span text:style-name="T3">S ničím na modulu nemanipulujte, nemusel by pak fungovat.</text:span></text:p>
      <text:h text:style-name="P9" text:outline-level="1">Modul Dinosaurus</text:h>
      <text:p text:style-name="P10">Modul poznáte tak, že na displeji objeví něco co připomíná známou hru v prohlížeči Chrome. Tedy dinosaurus vlevo dole, postupně se přibližující kaktusy zprava <text:span text:style-name="T4">a skóre vpravo nahoře.</text:span></text:p>
      <text:p text:style-name="P10">Vaším cílem je zahrát hru na skóre alespoň 12, které je zároveň dělitelné třemi.</text:p>
      <text:p text:style-name="P10">Pokud dinosaurus narazí do kaktusu hra končí a vám zůstává skóre v pravém horním rohu.</text:p>
      <text:p text:style-name="P10">Dinosaura ovládáte tak, že zmáčknete libovolné tlačítko a on pak skočí, po dopadu je unavený a chvíli neskáče.</text:p>
      <text:p text:style-name="P10">Hra je omezená na možnosti nabízené displejem, takže kaktusy se nepohybují plynule, tedy po tom co se kaktus dostane na políčko před dinosaurem je třeba chvíli počkat než skočíte, jinak dopadnete na kaktus.</text:p>
      <text:p text:style-name="P10">Hra má tři úrovně obtížnosti, které postupně zrychlují, obtížnost poznáte podle barvy LED. <text:span text:style-name="T4">(zelená, žlutá, červená)</text:span></text:p>
      <text:p text:style-name="P10">Při hře by Vám měla hrát muzika, pokud se tak nestane, oznamte to vedoucímu stanoviště.</text:p>
      <text:h text:style-name="P9" text:outline-level="1">Modul Dobble</text:h>
      <text:p text:style-name="P11">Při tomto modulu se Vám, jako první zobrazí informace o vašem levelu (0-3) následovaná možností výběru ze čtyř prapodivných symbolů.</text:p>
      <text:p text:style-name="P11"><text:soft-page-break/>Symbolu vybíráte tak, že zmáčknete tlačítko korespondující s označením pod ním.</text:p>
      <text:p text:style-name="P11">Podle levelu si vyberete řádek z následující tabulky a následně vyberete symbol, který je jako jediný zobrazený jak na pumě, tak v řádku tabulky.</text:p>
      <table:table table:name="Tabulka1" table:style-name="Tabulka1">
        <table:table-column table:style-name="Tabulka1.A"/>
        <table:table-column table:style-name="Tabulka1.B"/>
        <table:table-row>
          <table:table-cell table:style-name="Tabulka1.A1" office:value-type="string">
            <text:p text:style-name="P12">Level</text:p>
          </table:table-cell>
          <table:table-cell table:style-name="Tabulka1.B1" office:value-type="string">
            <text:p text:style-name="P12">Symboly</text:p>
          </table:table-cell>
        </table:table-row>
        <table:table-row>
          <table:table-cell table:style-name="Tabulka1.A2" office:value-type="string">
            <text:p text:style-name="P13">0</text:p>
          </table:table-cell>
          <table:table-cell table:style-name="Tabulka1.B2" office:value-type="string">
            <text:p text:style-name="P14">Banán, třešeň, hruška, dvojka</text:p>
          </table:table-cell>
        </table:table-row>
        <table:table-row>
          <table:table-cell table:style-name="Tabulka1.A2" office:value-type="string">
            <text:p text:style-name="P13">1</text:p>
          </table:table-cell>
          <table:table-cell table:style-name="Tabulka1.B2" office:value-type="string">
            <text:p text:style-name="P14">Dinosaurus, třešeň, jablko, <text:span text:style-name="T5">dvojka</text:span></text:p>
          </table:table-cell>
        </table:table-row>
        <table:table-row>
          <table:table-cell table:style-name="Tabulka1.A2" office:value-type="string">
            <text:p text:style-name="P13">2</text:p>
          </table:table-cell>
          <table:table-cell table:style-name="Tabulka1.B2" office:value-type="string">
            <text:p text:style-name="P14">Hruška, dvojka, jablko, strom</text:p>
          </table:table-cell>
        </table:table-row>
        <table:table-row>
          <table:table-cell table:style-name="Tabulka1.A2" office:value-type="string">
            <text:p text:style-name="P13">3</text:p>
          </table:table-cell>
          <table:table-cell table:style-name="Tabulka1.B2" office:value-type="string">
            <text:p text:style-name="P14">Dinosaurus, lebka, strom, hruška</text:p>
          </table:table-cell>
        </table:table-row>
      </table:table>
      <text:p text:style-name="P11"/>
      <text:h text:style-name="P9" text:outline-level="1">Modul Simon říká</text:h>
      <text:p text:style-name="P15">V tomto modulu se Vám zobrazí level a pak na Vás bude blikat barevná LED.</text:p>
      <text:p text:style-name="P16">Vaším úkolem je podobně jako v dětské hře Simon Says vždy zopakovat sekvenci barevných bliknutí celou od začátku až po poslední barvu, která se Vám ukázala. Problém je v tom, že barvy, které blikají a barvy, které volíte jsou odlišné.</text:p>
      <text:p text:style-name="P17"><text:span text:style-name="T6">Barvu</text:span> vybíráte tak, že zmáčknete tlačítko korespondující s označením pod ním. <text:span text:style-name="T6">Barvy mají značení:</text:span></text:p>
      <table:table table:name="Tabulka6" table:style-name="Tabulka6">
        <table:table-column table:style-name="Tabulka6.A" table:number-columns-repeated="2"/>
        <table:table-row>
          <table:table-cell table:style-name="Tabulka6.A1" office:value-type="string">
            <text:p text:style-name="P18">Barva</text:p>
          </table:table-cell>
          <table:table-cell table:style-name="Tabulka6.B1" office:value-type="string">
            <text:p text:style-name="P18">Označení</text:p>
          </table:table-cell>
        </table:table-row>
        <table:table-row>
          <table:table-cell table:style-name="Tabulka6.A2" office:value-type="string">
            <text:p text:style-name="P19">Zelená</text:p>
          </table:table-cell>
          <table:table-cell table:style-name="Tabulka6.B2" office:value-type="string">
            <text:p text:style-name="P19">G</text:p>
          </table:table-cell>
        </table:table-row>
        <table:table-row>
          <table:table-cell table:style-name="Tabulka6.A2" office:value-type="string">
            <text:p text:style-name="P19">Žlutá</text:p>
          </table:table-cell>
          <table:table-cell table:style-name="Tabulka6.B2" office:value-type="string">
            <text:p text:style-name="P19">Y</text:p>
          </table:table-cell>
        </table:table-row>
        <table:table-row>
          <table:table-cell table:style-name="Tabulka6.A2" office:value-type="string">
            <text:p text:style-name="P20">Č<text:span text:style-name="T6">ervená</text:span></text:p>
          </table:table-cell>
          <table:table-cell table:style-name="Tabulka6.B2" office:value-type="string">
            <text:p text:style-name="P19">R</text:p>
          </table:table-cell>
        </table:table-row>
        <table:table-row>
          <table:table-cell table:style-name="Tabulka6.A2" office:value-type="string">
            <text:p text:style-name="P19">Modrá</text:p>
          </table:table-cell>
          <table:table-cell table:style-name="Tabulka6.B2" office:value-type="string">
            <text:p text:style-name="P19">B</text:p>
          </table:table-cell>
        </table:table-row>
      </table:table>
      <text:p text:style-name="P21"/>
      <text:p text:style-name="P21">Jakou barvu zvolit zjistíte v jedné z následujících tabulek. Tabulky vždy obsahují barvu, kterou blikla LED <text:soft-page-break/>a barvu, kterou musíte zvolit při Vašem opakování sekvence.</text:p>
      <text:h text:style-name="P22" text:outline-level="2">Displej pumy je hnědý</text:h>
      <table:table table:name="Tabulka7" table:style-name="Tabulka7">
        <table:table-column table:style-name="Tabulka7.A" table:number-columns-repeated="2"/>
        <table:table-row>
          <table:table-cell table:style-name="Tabulka7.A1" office:value-type="string">
            <text:p text:style-name="P23">Barva LED</text:p>
          </table:table-cell>
          <table:table-cell table:style-name="Tabulka7.B1" office:value-type="string">
            <text:p text:style-name="P23">Vaše barva</text:p>
          </table:table-cell>
        </table:table-row>
        <table:table-row>
          <table:table-cell table:style-name="Tabulka7.A2" office:value-type="string">
            <text:p text:style-name="P24">Zelená</text:p>
          </table:table-cell>
          <table:table-cell table:style-name="Tabulka7.B2" office:value-type="string">
            <text:p text:style-name="P24">Zelená</text:p>
          </table:table-cell>
        </table:table-row>
        <table:table-row>
          <table:table-cell table:style-name="Tabulka7.A2" office:value-type="string">
            <text:p text:style-name="P20">Č<text:span text:style-name="T7">ervená</text:span></text:p>
          </table:table-cell>
          <table:table-cell table:style-name="Tabulka7.B2" office:value-type="string">
            <text:p text:style-name="P24">Modrá</text:p>
          </table:table-cell>
        </table:table-row>
        <table:table-row>
          <table:table-cell table:style-name="Tabulka7.A2" office:value-type="string">
            <text:p text:style-name="P24">Modrá</text:p>
          </table:table-cell>
          <table:table-cell table:style-name="Tabulka7.B2" office:value-type="string">
            <text:p text:style-name="P20">Ž<text:span text:style-name="T7">lutá</text:span></text:p>
          </table:table-cell>
        </table:table-row>
        <table:table-row>
          <table:table-cell table:style-name="Tabulka7.A2" office:value-type="string">
            <text:p text:style-name="P20">Ž<text:span text:style-name="T7">lutá</text:span></text:p>
          </table:table-cell>
          <table:table-cell table:style-name="Tabulka7.B2" office:value-type="string">
            <text:p text:style-name="P24">Červená</text:p>
          </table:table-cell>
        </table:table-row>
      </table:table>
      <text:h text:style-name="P25" text:outline-level="2" text:is-list-header="true"><text:span text:style-name="T7">Displej pumy je modrý</text:span></text:h>
      <table:table table:name="Tabulka8" table:style-name="Tabulka8">
        <table:table-column table:style-name="Tabulka8.A" table:number-columns-repeated="2"/>
        <table:table-row>
          <table:table-cell table:style-name="Tabulka8.A1" office:value-type="string">
            <text:p text:style-name="P23">Barva LED</text:p>
          </table:table-cell>
          <table:table-cell table:style-name="Tabulka8.B1" office:value-type="string">
            <text:p text:style-name="P23">Vaše barva</text:p>
          </table:table-cell>
        </table:table-row>
        <table:table-row>
          <table:table-cell table:style-name="Tabulka8.A2" office:value-type="string">
            <text:p text:style-name="P24">Zelená</text:p>
          </table:table-cell>
          <table:table-cell table:style-name="Tabulka8.B2" office:value-type="string">
            <text:p text:style-name="P24">Žlutá</text:p>
          </table:table-cell>
        </table:table-row>
        <table:table-row>
          <table:table-cell table:style-name="Tabulka8.A2" office:value-type="string">
            <text:p text:style-name="P26">Č<text:span text:style-name="T7">ervená</text:span></text:p>
          </table:table-cell>
          <table:table-cell table:style-name="Tabulka8.B2" office:value-type="string">
            <text:p text:style-name="P24">Zelená</text:p>
          </table:table-cell>
        </table:table-row>
        <table:table-row>
          <table:table-cell table:style-name="Tabulka8.A2" office:value-type="string">
            <text:p text:style-name="P24">Modrá</text:p>
          </table:table-cell>
          <table:table-cell table:style-name="Tabulka8.B2" office:value-type="string">
            <text:p text:style-name="P26">Č<text:span text:style-name="T7">ervená</text:span></text:p>
          </table:table-cell>
        </table:table-row>
        <table:table-row>
          <table:table-cell table:style-name="Tabulka8.A2" office:value-type="string">
            <text:p text:style-name="P26">Ž<text:span text:style-name="T7">lutá</text:span></text:p>
          </table:table-cell>
          <table:table-cell table:style-name="Tabulka8.B2" office:value-type="string">
            <text:p text:style-name="P24">Modrá</text:p>
          </table:table-cell>
        </table:table-row>
      </table:table>
      <text:h text:style-name="P25" text:outline-level="2" text:is-list-header="true"><text:span text:style-name="T7">Displej pumy je červený</text:span></text:h>
      <table:table table:name="Tabulka9" table:style-name="Tabulka9">
        <table:table-column table:style-name="Tabulka9.A" table:number-columns-repeated="2"/>
        <table:table-row>
          <table:table-cell table:style-name="Tabulka9.A1" office:value-type="string">
            <text:p text:style-name="P23">Barva LED</text:p>
          </table:table-cell>
          <table:table-cell table:style-name="Tabulka9.B1" office:value-type="string">
            <text:p text:style-name="P23">Vaše barva</text:p>
          </table:table-cell>
        </table:table-row>
        <table:table-row>
          <table:table-cell table:style-name="Tabulka9.A2" office:value-type="string">
            <text:p text:style-name="P24">Zelená</text:p>
          </table:table-cell>
          <table:table-cell table:style-name="Tabulka9.B2" office:value-type="string">
            <text:p text:style-name="P24">Modrá</text:p>
          </table:table-cell>
        </table:table-row>
        <table:table-row>
          <table:table-cell table:style-name="Tabulka9.A2" office:value-type="string">
            <text:p text:style-name="P26">Č<text:span text:style-name="T7">ervená</text:span></text:p>
          </table:table-cell>
          <table:table-cell table:style-name="Tabulka9.B2" office:value-type="string">
            <text:p text:style-name="P24">Zelená</text:p>
          </table:table-cell>
        </table:table-row>
        <table:table-row>
          <table:table-cell table:style-name="Tabulka9.A2" office:value-type="string">
            <text:p text:style-name="P24">Modrá</text:p>
          </table:table-cell>
          <table:table-cell table:style-name="Tabulka9.B2" office:value-type="string">
            <text:p text:style-name="P26">Ž<text:span text:style-name="T7">lutá</text:span></text:p>
          </table:table-cell>
        </table:table-row>
        <table:table-row>
          <table:table-cell table:style-name="Tabulka9.A2" office:value-type="string">
            <text:p text:style-name="P26">Ž<text:span text:style-name="T7">lutá</text:span></text:p>
          </table:table-cell>
          <table:table-cell table:style-name="Tabulka9.B2" office:value-type="string">
            <text:p text:style-name="P24">Červená</text:p>
          </table:table-cell>
        </table:table-row>
      </table:table>
      <text:p text:style-name="P27"/>
      <text:h text:style-name="P9" text:outline-level="1" text:is-list-header="true">Modul Morseova abeceda</text:h>
      <text:p text:style-name="P28">V tomto modulu puma pomocí bzučáku pípá Morseovo abecedou slova. Na displeji Vám zobrazí <text:span text:style-name="T8">p</text:span>rvně level a pak výběr z <text:span text:style-name="T9">čísel 0-3</text:span>. Vaším cílem je na základě <text:span text:style-name="T9">tabulek</text:span> <text:span text:style-name="T9">níže</text:span>, aktuálního levelu a slova, které puma signalizuje, určit jaké <text:span text:style-name="T9">číslo</text:span> zvolit.</text:p>
      <text:p text:style-name="P29">Č<text:span text:style-name="T10">íslo</text:span> vybíráte tak, že zmáčknete tlačítko korespondující s označením pod ním.</text:p>
      <text:h text:style-name="P30" text:outline-level="2" text:is-list-header="true"><text:soft-page-break/>Level 0</text:h>
      <table:table table:name="Tabulka3" table:style-name="Tabulka3">
        <table:table-column table:style-name="Tabulka3.A" table:number-columns-repeated="2"/>
        <table:table-row>
          <table:table-cell table:style-name="Tabulka3.A1" office:value-type="string">
            <text:p text:style-name="P31">Slovo</text:p>
          </table:table-cell>
          <table:table-cell table:style-name="Tabulka3.B1" office:value-type="string">
            <text:p text:style-name="P32">Č<text:span text:style-name="T9">íslo</text:span></text:p>
          </table:table-cell>
        </table:table-row>
        <table:table-row>
          <table:table-cell table:style-name="Tabulka3.A2" office:value-type="string">
            <text:p text:style-name="P33">Slax</text:p>
          </table:table-cell>
          <table:table-cell table:style-name="Tabulka3.B2" office:value-type="string">
            <text:p text:style-name="P33">0</text:p>
          </table:table-cell>
        </table:table-row>
        <table:table-row>
          <table:table-cell table:style-name="Tabulka3.A2" office:value-type="string">
            <text:p text:style-name="P33">Fedora</text:p>
          </table:table-cell>
          <table:table-cell table:style-name="Tabulka3.B2" office:value-type="string">
            <text:p text:style-name="P33">1</text:p>
          </table:table-cell>
        </table:table-row>
        <table:table-row>
          <table:table-cell table:style-name="Tabulka3.A2" office:value-type="string">
            <text:p text:style-name="P33">Arch</text:p>
          </table:table-cell>
          <table:table-cell table:style-name="Tabulka3.B2" office:value-type="string">
            <text:p text:style-name="P33">2</text:p>
          </table:table-cell>
        </table:table-row>
        <table:table-row>
          <table:table-cell table:style-name="Tabulka3.A2" office:value-type="string">
            <text:p text:style-name="P33">Kali</text:p>
          </table:table-cell>
          <table:table-cell table:style-name="Tabulka3.B2" office:value-type="string">
            <text:p text:style-name="P33">3</text:p>
          </table:table-cell>
        </table:table-row>
      </table:table>
      <text:h text:style-name="P34" text:outline-level="2" text:is-list-header="true"><text:span text:style-name="T9">Level 1</text:span></text:h>
      <table:table table:name="Tabulka4" table:style-name="Tabulka4">
        <table:table-column table:style-name="Tabulka4.A" table:number-columns-repeated="2"/>
        <table:table-row>
          <table:table-cell table:style-name="Tabulka4.A1" office:value-type="string">
            <text:p text:style-name="P31">Slovo</text:p>
          </table:table-cell>
          <table:table-cell table:style-name="Tabulka4.B1" office:value-type="string">
            <text:p text:style-name="P35">Č<text:span text:style-name="T9">íslo</text:span></text:p>
          </table:table-cell>
        </table:table-row>
        <table:table-row>
          <table:table-cell table:style-name="Tabulka4.A2" office:value-type="string">
            <text:p text:style-name="P33">Tails</text:p>
          </table:table-cell>
          <table:table-cell table:style-name="Tabulka4.B2" office:value-type="string">
            <text:p text:style-name="P33">0</text:p>
          </table:table-cell>
        </table:table-row>
        <table:table-row>
          <table:table-cell table:style-name="Tabulka4.A2" office:value-type="string">
            <text:p text:style-name="P33">Gentoo</text:p>
          </table:table-cell>
          <table:table-cell table:style-name="Tabulka4.B2" office:value-type="string">
            <text:p text:style-name="P33">1</text:p>
          </table:table-cell>
        </table:table-row>
        <table:table-row>
          <table:table-cell table:style-name="Tabulka4.A2" office:value-type="string">
            <text:p text:style-name="P33">SUSE</text:p>
          </table:table-cell>
          <table:table-cell table:style-name="Tabulka4.B2" office:value-type="string">
            <text:p text:style-name="P33">2</text:p>
          </table:table-cell>
        </table:table-row>
        <table:table-row>
          <table:table-cell table:style-name="Tabulka4.A2" office:value-type="string">
            <text:p text:style-name="P33">Ubuntu</text:p>
          </table:table-cell>
          <table:table-cell table:style-name="Tabulka4.B2" office:value-type="string">
            <text:p text:style-name="P33">3</text:p>
          </table:table-cell>
        </table:table-row>
      </table:table>
      <text:h text:style-name="P34" text:outline-level="2" text:is-list-header="true"><text:span text:style-name="T9">Level 2</text:span></text:h>
      <table:table table:name="Tabulka5" table:style-name="Tabulka5">
        <table:table-column table:style-name="Tabulka5.A" table:number-columns-repeated="2"/>
        <table:table-row>
          <table:table-cell table:style-name="Tabulka5.A1" office:value-type="string">
            <text:p text:style-name="P31">Slovo</text:p>
          </table:table-cell>
          <table:table-cell table:style-name="Tabulka5.B1" office:value-type="string">
            <text:p text:style-name="P35">Č<text:span text:style-name="T9">íslo</text:span></text:p>
          </table:table-cell>
        </table:table-row>
        <table:table-row>
          <table:table-cell table:style-name="Tabulka5.A2" office:value-type="string">
            <text:p text:style-name="P33">Debian</text:p>
          </table:table-cell>
          <table:table-cell table:style-name="Tabulka5.B2" office:value-type="string">
            <text:p text:style-name="P33">0</text:p>
          </table:table-cell>
        </table:table-row>
        <table:table-row>
          <table:table-cell table:style-name="Tabulka5.A2" office:value-type="string">
            <text:p text:style-name="P33">Manjaro</text:p>
          </table:table-cell>
          <table:table-cell table:style-name="Tabulka5.B2" office:value-type="string">
            <text:p text:style-name="P33">1</text:p>
          </table:table-cell>
        </table:table-row>
        <table:table-row>
          <table:table-cell table:style-name="Tabulka5.A2" office:value-type="string">
            <text:p text:style-name="P33">Magiea</text:p>
          </table:table-cell>
          <table:table-cell table:style-name="Tabulka5.B2" office:value-type="string">
            <text:p text:style-name="P33">2</text:p>
          </table:table-cell>
        </table:table-row>
        <table:table-row>
          <table:table-cell table:style-name="Tabulka5.A2" office:value-type="string">
            <text:p text:style-name="P33">Slackware</text:p>
          </table:table-cell>
          <table:table-cell table:style-name="Tabulka5.B2" office:value-type="string">
            <text:p text:style-name="P33">3</text:p>
          </table:table-cell>
        </table:table-row>
      </table:table>
      <text:p text:style-name="P36"/>
      <text:h text:style-name="P37" text:outline-level="1">Obecné informace</text:h>
      <text:p text:style-name="P38">Zde můžete nalézt informace, které by se Vám mohli hodit při zneškodňování pumy.</text:p>
      <text:h text:style-name="Heading_20_2" text:outline-level="2">Symboly pumy</text:h>
      <text:list text:style-name="L1">
        <text:list-item>
          <text:p text:style-name="P39">Dvojka</text:p>
        </text:list-item>
        <text:list-item>
          <text:p text:style-name="P39">dinosaurus</text:p>
        </text:list-item>
        <text:list-item>
          <text:p text:style-name="P39">strom</text:p>
        </text:list-item>
        <text:list-item>
          <text:p text:style-name="P39">lebka</text:p>
        </text:list-item>
        <text:list-item>
          <text:p text:style-name="P39">třešeň</text:p>
        </text:list-item>
        <text:list-item>
          <text:p text:style-name="P39">jablko</text:p>
        </text:list-item>
        <text:list-item>
          <text:p text:style-name="P39">hruška</text:p>
        </text:list-item>
        <text:list-item>
          <text:p text:style-name="P39"><text:soft-page-break/>banán</text:p>
        </text:list-item>
      </text:list>
      <text:h text:style-name="P40" text:outline-level="2" text:is-list-header="true">Morseova abeceda</text:h>
      <table:table table:name="Tabulka2" table:style-name="Tabulka2">
        <table:table-column table:style-name="Tabulka2.A" table:number-columns-repeated="3"/>
        <table:table-header-rows>
          <table:table-row>
            <table:table-cell table:style-name="Tabulka2.A1" office:value-type="string">
              <text:p text:style-name="P41">Písmeno</text:p>
            </table:table-cell>
            <table:table-cell table:style-name="Tabulka2.A1" office:value-type="string">
              <text:p text:style-name="P41">Kód</text:p>
            </table:table-cell>
            <table:table-cell table:style-name="Tabulka2.C1" office:value-type="string">
              <text:p text:style-name="P41">Pomocné slovo</text:p>
            </table:table-cell>
          </table:table-row>
        </table:table-header-rows>
        <table:table-row>
          <table:table-cell table:style-name="Tabulka2.A2" office:value-type="string">
            <text:p text:style-name="P42">A</text:p>
          </table:table-cell>
          <table:table-cell table:style-name="Tabulka2.A2" office:value-type="string">
            <text:p text:style-name="P42">/ . – /</text:p>
          </table:table-cell>
          <table:table-cell table:style-name="Tabulka2.C2" office:value-type="string">
            <text:p text:style-name="P42">Akát</text:p>
          </table:table-cell>
        </table:table-row>
        <table:table-row>
          <table:table-cell table:style-name="Tabulka2.A2" office:value-type="string">
            <text:p text:style-name="P42">B</text:p>
          </table:table-cell>
          <table:table-cell table:style-name="Tabulka2.A2" office:value-type="string">
            <text:p text:style-name="P42">/ – . . . /</text:p>
          </table:table-cell>
          <table:table-cell table:style-name="Tabulka2.C2" office:value-type="string">
            <text:p text:style-name="P42">Blýskavice</text:p>
          </table:table-cell>
        </table:table-row>
        <table:table-row>
          <table:table-cell table:style-name="Tabulka2.A2" office:value-type="string">
            <text:p text:style-name="P42">C</text:p>
          </table:table-cell>
          <table:table-cell table:style-name="Tabulka2.A2" office:value-type="string">
            <text:p text:style-name="P42">/ – . – . /</text:p>
          </table:table-cell>
          <table:table-cell table:style-name="Tabulka2.C2" office:value-type="string">
            <text:p text:style-name="P42">Cílovníci</text:p>
          </table:table-cell>
        </table:table-row>
        <table:table-row>
          <table:table-cell table:style-name="Tabulka2.A2" office:value-type="string">
            <text:p text:style-name="P42">D</text:p>
          </table:table-cell>
          <table:table-cell table:style-name="Tabulka2.A2" office:value-type="string">
            <text:p text:style-name="P42">/ – . . /</text:p>
          </table:table-cell>
          <table:table-cell table:style-name="Tabulka2.C2" office:value-type="string">
            <text:p text:style-name="P42">Dálava</text:p>
          </table:table-cell>
        </table:table-row>
        <table:table-row>
          <table:table-cell table:style-name="Tabulka2.A2" office:value-type="string">
            <text:p text:style-name="P42">E</text:p>
          </table:table-cell>
          <table:table-cell table:style-name="Tabulka2.A2" office:value-type="string">
            <text:p text:style-name="P42">/ . /</text:p>
          </table:table-cell>
          <table:table-cell table:style-name="Tabulka2.C2" office:value-type="string">
            <text:p text:style-name="P42">Erb</text:p>
          </table:table-cell>
        </table:table-row>
        <table:table-row>
          <table:table-cell table:style-name="Tabulka2.A2" office:value-type="string">
            <text:p text:style-name="P42">F</text:p>
          </table:table-cell>
          <table:table-cell table:style-name="Tabulka2.A2" office:value-type="string">
            <text:p text:style-name="P42">/ . . – . /</text:p>
          </table:table-cell>
          <table:table-cell table:style-name="Tabulka2.C2" office:value-type="string">
            <text:p text:style-name="P42">Filipíny</text:p>
          </table:table-cell>
        </table:table-row>
        <table:table-row>
          <table:table-cell table:style-name="Tabulka2.A2" office:value-type="string">
            <text:p text:style-name="P42">G</text:p>
          </table:table-cell>
          <table:table-cell table:style-name="Tabulka2.A2" office:value-type="string">
            <text:p text:style-name="P42">/ – – . /</text:p>
          </table:table-cell>
          <table:table-cell table:style-name="Tabulka2.C2" office:value-type="string">
            <text:p text:style-name="P42">Grónská zem</text:p>
          </table:table-cell>
        </table:table-row>
        <table:table-row>
          <table:table-cell table:style-name="Tabulka2.A2" office:value-type="string">
            <text:p text:style-name="P42">H</text:p>
          </table:table-cell>
          <table:table-cell table:style-name="Tabulka2.A2" office:value-type="string">
            <text:p text:style-name="P42">/ . . . . /</text:p>
          </table:table-cell>
          <table:table-cell table:style-name="Tabulka2.C2" office:value-type="string">
            <text:p text:style-name="P42">Hrachovina</text:p>
          </table:table-cell>
        </table:table-row>
        <table:table-row>
          <table:table-cell table:style-name="Tabulka2.A2" office:value-type="string">
            <text:p text:style-name="P42">CH</text:p>
          </table:table-cell>
          <table:table-cell table:style-name="Tabulka2.A2" office:value-type="string">
            <text:p text:style-name="P42">/ – – – – /</text:p>
          </table:table-cell>
          <table:table-cell table:style-name="Tabulka2.C2" office:value-type="string">
            <text:p text:style-name="P42">Chvátá k nám sám</text:p>
          </table:table-cell>
        </table:table-row>
        <table:table-row>
          <table:table-cell table:style-name="Tabulka2.A2" office:value-type="string">
            <text:p text:style-name="P42">I</text:p>
          </table:table-cell>
          <table:table-cell table:style-name="Tabulka2.A2" office:value-type="string">
            <text:p text:style-name="P42">/ . . /</text:p>
          </table:table-cell>
          <table:table-cell table:style-name="Tabulka2.C2" office:value-type="string">
            <text:p text:style-name="P42">Ibis</text:p>
          </table:table-cell>
        </table:table-row>
        <table:table-row>
          <table:table-cell table:style-name="Tabulka2.A2" office:value-type="string">
            <text:p text:style-name="P42">J</text:p>
          </table:table-cell>
          <table:table-cell table:style-name="Tabulka2.A2" office:value-type="string">
            <text:p text:style-name="P42">/ . – – – /</text:p>
          </table:table-cell>
          <table:table-cell table:style-name="Tabulka2.C2" office:value-type="string">
            <text:p text:style-name="P42">Jasmín bílý</text:p>
          </table:table-cell>
        </table:table-row>
        <table:table-row>
          <table:table-cell table:style-name="Tabulka2.A2" office:value-type="string">
            <text:p text:style-name="P42">K</text:p>
          </table:table-cell>
          <table:table-cell table:style-name="Tabulka2.A2" office:value-type="string">
            <text:p text:style-name="P42">/ – . – /</text:p>
          </table:table-cell>
          <table:table-cell table:style-name="Tabulka2.C2" office:value-type="string">
            <text:p text:style-name="P42">Krákora</text:p>
          </table:table-cell>
        </table:table-row>
        <table:table-row>
          <table:table-cell table:style-name="Tabulka2.A2" office:value-type="string">
            <text:p text:style-name="P42">L</text:p>
          </table:table-cell>
          <table:table-cell table:style-name="Tabulka2.A2" office:value-type="string">
            <text:p text:style-name="P42">/ . – . . /</text:p>
          </table:table-cell>
          <table:table-cell table:style-name="Tabulka2.C2" office:value-type="string">
            <text:p text:style-name="P42">Lupíneček</text:p>
          </table:table-cell>
        </table:table-row>
        <table:table-row>
          <table:table-cell table:style-name="Tabulka2.A2" office:value-type="string">
            <text:p text:style-name="P42">M</text:p>
          </table:table-cell>
          <table:table-cell table:style-name="Tabulka2.A2" office:value-type="string">
            <text:p text:style-name="P42">/ – – /</text:p>
          </table:table-cell>
          <table:table-cell table:style-name="Tabulka2.C2" office:value-type="string">
            <text:p text:style-name="P42">Mává</text:p>
          </table:table-cell>
        </table:table-row>
        <table:table-row>
          <table:table-cell table:style-name="Tabulka2.A2" office:value-type="string">
            <text:p text:style-name="P42">N</text:p>
          </table:table-cell>
          <table:table-cell table:style-name="Tabulka2.A2" office:value-type="string">
            <text:p text:style-name="P42">/ – . /</text:p>
          </table:table-cell>
          <table:table-cell table:style-name="Tabulka2.C2" office:value-type="string">
            <text:p text:style-name="P42">Nástup</text:p>
          </table:table-cell>
        </table:table-row>
        <table:table-row>
          <table:table-cell table:style-name="Tabulka2.A2" office:value-type="string">
            <text:p text:style-name="P42">O</text:p>
          </table:table-cell>
          <table:table-cell table:style-name="Tabulka2.A2" office:value-type="string">
            <text:p text:style-name="P42">/ – – – /</text:p>
          </table:table-cell>
          <table:table-cell table:style-name="Tabulka2.C2" office:value-type="string">
            <text:p text:style-name="P42">Ó náš pán</text:p>
          </table:table-cell>
        </table:table-row>
        <table:table-row>
          <table:table-cell table:style-name="Tabulka2.A2" office:value-type="string">
            <text:p text:style-name="P42">P</text:p>
          </table:table-cell>
          <table:table-cell table:style-name="Tabulka2.A2" office:value-type="string">
            <text:p text:style-name="P42">/ . – – . /</text:p>
          </table:table-cell>
          <table:table-cell table:style-name="Tabulka2.C2" office:value-type="string">
            <text:p text:style-name="P42">Papírníci</text:p>
          </table:table-cell>
        </table:table-row>
        <table:table-row>
          <table:table-cell table:style-name="Tabulka2.A2" office:value-type="string">
            <text:p text:style-name="P42">Q</text:p>
          </table:table-cell>
          <table:table-cell table:style-name="Tabulka2.A2" office:value-type="string">
            <text:p text:style-name="P42">/ – – . – /</text:p>
          </table:table-cell>
          <table:table-cell table:style-name="Tabulka2.C2" office:value-type="string">
            <text:p text:style-name="P42">Kvílí orkán</text:p>
          </table:table-cell>
        </table:table-row>
        <table:table-row>
          <table:table-cell table:style-name="Tabulka2.A2" office:value-type="string">
            <text:p text:style-name="P42">R</text:p>
          </table:table-cell>
          <table:table-cell table:style-name="Tabulka2.A2" office:value-type="string">
            <text:p text:style-name="P42">/ . – . /</text:p>
          </table:table-cell>
          <table:table-cell table:style-name="Tabulka2.C2" office:value-type="string">
            <text:p text:style-name="P42">Rarášek</text:p>
          </table:table-cell>
        </table:table-row>
        <text:soft-page-break/>
        <table:table-row>
          <table:table-cell table:style-name="Tabulka2.A2" office:value-type="string">
            <text:p text:style-name="P42">S</text:p>
          </table:table-cell>
          <table:table-cell table:style-name="Tabulka2.A2" office:value-type="string">
            <text:p text:style-name="P42">/ . . . /</text:p>
          </table:table-cell>
          <table:table-cell table:style-name="Tabulka2.C2" office:value-type="string">
            <text:p text:style-name="P42">Sekera</text:p>
          </table:table-cell>
        </table:table-row>
        <table:table-row table:style-name="Tabulka2.22">
          <table:table-cell table:style-name="Tabulka2.A2" office:value-type="string">
            <text:p text:style-name="P42">T</text:p>
          </table:table-cell>
          <table:table-cell table:style-name="Tabulka2.A2" office:value-type="string">
            <text:p text:style-name="P42">/ – /</text:p>
          </table:table-cell>
          <table:table-cell table:style-name="Tabulka2.C2" office:value-type="string">
            <text:p text:style-name="P42">Trám</text:p>
          </table:table-cell>
        </table:table-row>
        <table:table-row>
          <table:table-cell table:style-name="Tabulka2.A2" office:value-type="string">
            <text:p text:style-name="P42">U</text:p>
          </table:table-cell>
          <table:table-cell table:style-name="Tabulka2.A2" office:value-type="string">
            <text:p text:style-name="P42">/ . . – /</text:p>
          </table:table-cell>
          <table:table-cell table:style-name="Tabulka2.C2" office:value-type="string">
            <text:p text:style-name="P42">Uličník</text:p>
          </table:table-cell>
        </table:table-row>
        <table:table-row>
          <table:table-cell table:style-name="Tabulka2.A2" office:value-type="string">
            <text:p text:style-name="P42">V</text:p>
          </table:table-cell>
          <table:table-cell table:style-name="Tabulka2.A2" office:value-type="string">
            <text:p text:style-name="P42">/ . . . – /</text:p>
          </table:table-cell>
          <table:table-cell table:style-name="Tabulka2.C2" office:value-type="string">
            <text:p text:style-name="P42">Vyvolený</text:p>
          </table:table-cell>
        </table:table-row>
        <table:table-row>
          <table:table-cell table:style-name="Tabulka2.A2" office:value-type="string">
            <text:p text:style-name="P42">W</text:p>
          </table:table-cell>
          <table:table-cell table:style-name="Tabulka2.A2" office:value-type="string">
            <text:p text:style-name="P42">/ . – – /</text:p>
          </table:table-cell>
          <table:table-cell table:style-name="Tabulka2.C2" office:value-type="string">
            <text:p text:style-name="P42">Vagón klád</text:p>
          </table:table-cell>
        </table:table-row>
        <table:table-row>
          <table:table-cell table:style-name="Tabulka2.A2" office:value-type="string">
            <text:p text:style-name="P42">X</text:p>
          </table:table-cell>
          <table:table-cell table:style-name="Tabulka2.A2" office:value-type="string">
            <text:p text:style-name="P42">/ – . . – /</text:p>
          </table:table-cell>
          <table:table-cell table:style-name="Tabulka2.C2" office:value-type="string">
            <text:p text:style-name="P42">Xénokratés</text:p>
          </table:table-cell>
        </table:table-row>
        <table:table-row>
          <table:table-cell table:style-name="Tabulka2.A2" office:value-type="string">
            <text:p text:style-name="P42">Y</text:p>
          </table:table-cell>
          <table:table-cell table:style-name="Tabulka2.A2" office:value-type="string">
            <text:p text:style-name="P42">/ – . – – /</text:p>
          </table:table-cell>
          <table:table-cell table:style-name="Tabulka2.C2" office:value-type="string">
            <text:p text:style-name="P42">Ý se krátí</text:p>
          </table:table-cell>
        </table:table-row>
        <table:table-row>
          <table:table-cell table:style-name="Tabulka2.A2" office:value-type="string">
            <text:p text:style-name="P42">Z</text:p>
          </table:table-cell>
          <table:table-cell table:style-name="Tabulka2.A2" office:value-type="string">
            <text:p text:style-name="P42">/ – – . . /</text:p>
          </table:table-cell>
          <table:table-cell table:style-name="Tabulka2.C2" office:value-type="string">
            <text:p text:style-name="P42">Známá žena</text:p>
          </table:table-cell>
        </table:table-row>
      </table:table>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pecial Elite" svg:font-family="'Special Elit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47cm" style:contextual-spacing="false" fo:line-height="115%"/>
      <style:text-properties style:font-name="Special Elite" fo:font-family="'Special Elite'" style:font-pitch="variable" fo:font-size="16pt" officeooo:rsid="0011c0ab" style:font-size-asian="14pt" style:font-size-complex="16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Special Elite" fo:font-family="'Special Elite'" style:font-pitch="variable" fo:font-size="21pt" fo:font-weight="bold" officeooo:rsid="0011c0ab" style:font-size-asian="18.3500003814697pt" style:font-weight-asian="bold" style:font-size-complex="21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Special Elite" fo:font-family="'Special Elite'" style:font-pitch="variable"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7T17:42:48.839986399</meta:creation-date>
    <dc:date>2025-04-27T19:09:50.770717044</dc:date>
    <meta:editing-duration>PT53M39S</meta:editing-duration>
    <meta:editing-cycles>17</meta:editing-cycles>
    <meta:generator>LibreOffice/25.2.3.1$Linux_X86_64 LibreOffice_project/520$Build-1</meta:generator>
    <meta:print-date>2025-04-27T19:06:32.767691006</meta:print-date>
    <meta:printed-by>Soubory PDF</meta:printed-by>
    <meta:document-statistic meta:table-count="9" meta:image-count="0" meta:object-count="0" meta:page-count="7" meta:paragraph-count="219" meta:word-count="909" meta:character-count="4978" meta:non-whitespace-character-count="4254"/>
  </office:meta>
</office:document-meta>
</file>